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oogle Sans Text" svg:font-family="'Google Sans Text', sans-serif"/>
    <style:font-face style:name="Arial2" svg:font-family="Arial" style:font-family-generic="swiss"/>
    <style:font-face style:name="Google Sans Text1" svg:font-family="'Google Sans Text', 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Google Sans Text1" fo:font-weight="normal" style:font-weight-asian="normal" style:font-weight-complex="normal"/>
    </style:style>
    <style:style style:name="P2" style:family="paragraph" style:parent-style-name="Heading_20_2">
      <style:paragraph-properties fo:text-align="center" style:justify-single-word="false"/>
    </style:style>
    <style:style style:name="T1" style:family="text">
      <style:text-properties style:font-name="Google Sans Text1" fo:font-size="24pt" fo:font-weight="normal" style:font-size-asian="24pt" style:font-weight-asian="normal" style:font-size-complex="24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<text:span text:style-name="Strong_20_Emphasis"><text:span text:style-name="T1">Kunst</text:span></text:span></text:h>
      <text:p text:style-name="P1">Viele begreifen’s nicht,<text:line-break/></text:p>
      <text:p text:style-name="P1">Doch fest steht, dass bedeutend ist,<text:line-break/>Jeden Teil der Kunst zu nennen,<text:line-break/>Das schaff’ ich heute nicht.<text:line-break/>Doch freue mich, dass es noch tief fühlende Leute gibt,<text:line-break/>Die wissen, was es heißt,<text:line-break/>Zu leben, kurz für den Augenblick.<text:line-break/></text:p>
      <text:p text:style-name="P1">Es ist Kunst.<text:line-break/></text:p>
      <text:p text:style-name="P1">Wenn sich Menschen bewegen<text:line-break/>Im Rhythmus zur Musik und spür’n,<text:line-break/>Zutiefst berührt vom Geschehen.<text:line-break/>Tanzen im Regen.<text:line-break/>Verstehen, worum es geht.<text:line-break/>Nicht nur die einstudierten Schritte,<text:line-break/>Sondern glühen für jeden<text:line-break/></text:p>
      <text:p text:style-name="P1">Einzelnen Übergang.<text:line-break/>Nichts, was man nicht üben kann.<text:line-break/>Sein Herz zu öffnen, schaffen, </text:p>
      <text:p text:style-name="P1">Kraft.<text:line-break/></text:p>
      <text:p text:style-name="P1">Niemals verkehrt zu schöpfen,<text:line-break/>Mehr zu können.<text:line-break/>Kreativität wertzuschätzen.<text:line-break/>Wesen, die dich hemm’,<text:line-break/>Erkenn’ und mit ’nem Schwert zu köpfen.<text:line-break/>Stets</text:p>
      <text:p text:style-name="P1">den Fokus auf dieses Meer zu lenken,<text:line-break/>Zuzusehen, wie Wellen voller Wucht<text:line-break/>Auf weiße Leere preschen.<text:line-break/>Mehr zu kämpfen.<text:line-break/>Akzente auf Leinwände der Erde setzen.<text:line-break/>Im Einklang mit Beistand seiner Welt zu denken.<text:line-break/></text:p>
      <text:p text:style-name="P1">Es ist Kunst.<text:line-break/></text:p>
      <text:p text:style-name="P1">Bilder zu kreieren,<text:line-break/>Sich zu verlieren<text:line-break/>In Malereien, Geschmier auf Papier.<text:line-break/>Ob studiert<text:line-break/></text:p>
      <text:p text:style-name="P1">Oder nur einer, der mal was probiert.<text:line-break/><text:soft-page-break/>Hauptsache wahr, dass der Prozess,<text:line-break/></text:p>
      <text:p text:style-name="P1">Die Tat inspiriert.<text:line-break/>Ob es nun klar definiert,<text:line-break/>Abstrakte Art oder </text:p>
      <text:p text:style-name="P1">Stil-<text:line-break/></text:p>
      <text:p text:style-name="P1">Richtungen tragen das viel-<text:line-break/>Schichtige Farbenprofil<text:line-break/></text:p>
      <text:p text:style-name="P1">Als Unikat demonstriert.<text:line-break/>Was will der Maler uns hier<text:line-break/></text:p>
      <text:p text:style-name="P1">Damit nur sagen?<text:line-break/>Egal,<text:line-break/>Wenn’s alle Fasern berührt.<text:line-break/></text:p>
      <text:p text:style-name="P1">Ja, du weißt,<text:line-break/>Wenn dir nur eins bleibt,<text:line-break/>Etwas, das echt,<text:line-break/></text:p>
      <text:p text:style-name="P1">Bis hin zum Horizont<text:line-break/>Perfekt ist,<text:line-break/>Dann mach es, denn –<text:line-break/>Es ist Kunst.<text:line-break/></text:p>
      <text:p text:style-name="P1">Es ist Kunst,<text:line-break/></text:p>
      <text:p text:style-name="P1">Wenn man beginnt,<text:line-break/>Hier querzudenken.<text:line-break/>Vielleicht in Form von<text:line-break/>Ohne Geld mal eben<text:line-break/>Um die Welt zu trampen.<text:line-break/>Fern von Heimat, Menschen, die man kennt,<text:line-break/>Grenzen sprengt<text:line-break/></text:p>
      <text:p text:style-name="P1">Und seinen Traum verwirklicht,<text:line-break/>Das unbeirrt der Konsequenzen.<text:line-break/></text:p>
      <text:p text:style-name="P1">Es ist Kunst,<text:line-break/></text:p>
      <text:p text:style-name="P1">Vieles zu übersteh’n,<text:line-break/>Dabei den Kopf nicht zu verlieren,<text:line-break/>Seinen Weg weiterzugehen,<text:line-break/>Nach den Sternen zu streben,<text:line-break/>Auf seine Art die Probleme<text:line-break/>Zu meistern, Tage zu leben,<text:line-break/><text:soft-page-break/>Als wenn’s kein Morgen mehr gäbe.<text:line-break/></text:p>
      <text:p text:style-name="P1">Es ist Kunst,<text:line-break/></text:p>
      <text:p text:style-name="P1">Sich der Lyrik zu widmen,<text:line-break/>Mit Stift und Tinte<text:line-break/>Geschichten erfinden,<text:line-break/>Für sich zu dichten,<text:line-break/>Um natürliche Schichten<text:line-break/>Tief zu ergründen, berichten.<text:line-break/>Ob mit ausführlichen oder<text:line-break/>Kurzen, bedürftigen Strichen.<text:line-break/>Gar nicht, um klüger zu wirken,<text:line-break/>Ideen physisch zu binden.<text:line-break/>Ob ungeübt, ist nicht wichtig.<text:line-break/>Wenigstens über sich blicken,<text:line-break/></text:p>
      <text:p text:style-name="P1">Ein Gespür zu entwickeln,<text:line-break/>Vielleicht Gefühle vermitteln.<text:line-break/>Ist genügend verblüffend,<text:line-break/>Um das Gemüt zu beschwichtigen.<text:line-break/></text:p>
      <text:p text:style-name="P1">Es ist Kunst,<text:line-break/></text:p>
      <text:p text:style-name="P1">Sich durchboxt wie ’n Weltmeister,<text:line-break/>Die Deckung hält, um<text:line-break/>Schläge mit Urkraft<text:line-break/>Den Weg zu weisen.<text:line-break/></text:p>
      <text:p text:style-name="P1">Mit durchdacht,<text:line-break/>Gekonnten,<text:line-break/>Zum Ziel peilenden<text:line-break/>Bomben<text:line-break/>Schnurstracks<text:line-break/>Zu kontern.<text:line-break/></text:p>
      <text:p text:style-name="P1">Die vielfältigen<text:line-break/>Rechten Haken des Gegners<text:line-break/>Zu blocken.<text:line-break/>Gestochen scharfe<text:line-break/>Bewegungen<text:line-break/>Schlagartig<text:line-break/>Zu toppen<text:line-break/></text:p>
      <text:p text:style-name="P1">Und vor keiner Gelegenheit,<text:line-break/>Sein Leben besser zu machen, zu stopp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oogle Sans Text" svg:font-family="'Google Sans Text', sans-serif"/>
    <style:font-face style:name="Arial2" svg:font-family="Arial" style:font-family-generic="swiss"/>
    <style:font-face style:name="Google Sans Text1" svg:font-family="'Google Sans Text', 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11-08T02:23:01.10</meta:creation-date>
    <dc:date>2025-11-08T02:46:02.07</dc:date>
    <meta:editing-duration>PT7M57S</meta:editing-duration>
    <meta:editing-cycles>3</meta:editing-cycles>
    <meta:generator>OpenOffice/4.1.15$Win32 OpenOffice.org_project/4115m2$Build-9813</meta:generator>
    <meta:document-statistic meta:table-count="0" meta:image-count="0" meta:object-count="0" meta:page-count="3" meta:paragraph-count="32" meta:word-count="425" meta:character-count="2680"/>
  </office:meta>
</office:document-meta>
</file>